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2a6099" draw:fill="solid" draw:fill-color="#2a6099" draw:textarea-horizontal-align="justify" draw:textarea-vertical-align="middle" draw:auto-grow-height="false" fo:min-height="1.05cm" fo:min-width="2.7cm"/>
      <style:paragraph-properties style:writing-mode="lr-tb"/>
    </style:style>
    <style:style style:name="gr2" style:family="graphic" style:parent-style-name="objectwithoutfill">
      <style:graphic-properties draw:marker-end="Arrow" draw:marker-end-width="0.3cm" draw:fill="solid" draw:textarea-vertical-align="middle"/>
    </style:style>
    <style:style style:name="gr3" style:family="graphic" style:parent-style-name="standard">
      <style:graphic-properties svg:stroke-color="#2a6099" draw:fill="solid" draw:fill-color="#2a6099" draw:textarea-horizontal-align="justify" draw:textarea-vertical-align="middle" draw:auto-grow-height="false" fo:min-height="1.05cm" fo:min-width="3.2cm"/>
      <style:paragraph-properties style:writing-mode="lr-tb"/>
    </style:style>
    <style:style style:name="gr4" style:family="graphic" style:parent-style-name="standard">
      <style:graphic-properties svg:stroke-color="#2a6099" draw:fill="solid" draw:fill-color="#2a6099" draw:textarea-horizontal-align="justify" draw:textarea-vertical-align="middle" draw:auto-grow-height="false" fo:min-height="1.95cm" fo:min-width="3.4cm"/>
      <style:paragraph-properties style:writing-mode="lr-tb"/>
    </style:style>
    <style:style style:name="gr5" style:family="graphic" style:parent-style-name="standard">
      <style:graphic-properties svg:stroke-color="#2a6099" draw:fill="solid" draw:fill-color="#2a6099" draw:textarea-horizontal-align="justify" draw:textarea-vertical-align="middle" draw:auto-grow-height="false" fo:min-height="1.65cm" fo:min-width="3.65cm"/>
      <style:paragraph-properties style:writing-mode="lr-tb"/>
    </style:style>
    <style:style style:name="gr6" style:family="graphic" style:parent-style-name="standard">
      <style:graphic-properties svg:stroke-color="#861141" draw:fill-color="#611729" draw:textarea-horizontal-align="justify" draw:textarea-vertical-align="middle" draw:auto-grow-height="false" fo:min-height="1.35cm" fo:min-width="12.9cm"/>
      <style:paragraph-properties style:writing-mode="lr-tb"/>
    </style:style>
    <style:style style:name="P1" style:family="paragraph">
      <style:paragraph-properties fo:text-align="center"/>
      <style:text-properties fo:color="#ffffff"/>
    </style:style>
    <style:style style:name="P2" style:family="paragraph">
      <loext:graphic-properties draw:fill="solid" draw:fill-color="#2a6099"/>
      <style:paragraph-properties fo:text-align="center"/>
      <style:text-properties fo:color="#ffffff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-color="#611729"/>
      <style:paragraph-properties fo:text-align="center"/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xml:id="id2" draw:id="id2" draw:layer="layout" svg:width="3.2cm" svg:height="1.3cm" svg:x="23.74cm" svg:y="8cm">
          <text:p text:style-name="P1">Cliente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3.2cm" svg:height="1.3cm" svg:x="19.54cm" svg:y="8cm">
          <text:p text:style-name="P1">Tienda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22.74cm" svg:y1="8.65cm" svg:x2="23.74cm" svg:y2="8.65cm" draw:start-shape="id1" draw:start-glue-point="1" draw:end-shape="id2" draw:end-glue-point="3" svg:d="M22740 8650h1000" svg:viewBox="0 0 1001 1">
          <text:p/>
        </draw:connector>
        <draw:custom-shape draw:style-name="gr3" draw:text-style-name="P2" xml:id="id3" draw:id="id3" draw:layer="layout" svg:width="3.7cm" svg:height="1.3cm" svg:x="14.84cm" svg:y="8cm">
          <text:p text:style-name="P1">Distribuidor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18.54cm" svg:y1="8.65cm" svg:x2="19.54cm" svg:y2="8.65cm" draw:start-shape="id3" draw:start-glue-point="1" draw:end-shape="id1" draw:end-glue-point="3" svg:d="M18540 8650h1000" svg:viewBox="0 0 1001 1">
          <text:p/>
        </draw:connector>
        <draw:custom-shape draw:style-name="gr1" draw:text-style-name="P2" xml:id="id4" draw:id="id4" draw:layer="layout" svg:width="3.2cm" svg:height="1.3cm" svg:x="10.765cm" svg:y="8cm">
          <text:p text:style-name="P1">Fabricante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13.965cm" svg:y1="8.65cm" svg:x2="14.84cm" svg:y2="8.65cm" draw:start-shape="id4" draw:start-glue-point="1" draw:end-shape="id3" draw:end-glue-point="3" svg:d="M13965 8650h875" svg:viewBox="0 0 876 1">
          <text:p/>
        </draw:connector>
        <draw:custom-shape draw:style-name="gr4" draw:text-style-name="P2" xml:id="id6" draw:id="id6" draw:layer="layout" svg:width="3.9cm" svg:height="2.2cm" svg:x="6.44cm" svg:y="11.4cm">
          <text:p text:style-name="P1">Productor<text:line-break/>de bolsas de <text:line-break/>plástico</text:p>
          <draw:enhanced-geometry svg:viewBox="0 0 21600 21600" draw:type="rectangle" draw:enhanced-path="M 0 0 L 21600 0 21600 21600 0 21600 0 0 Z N"/>
        </draw:custom-shape>
        <draw:custom-shape draw:style-name="gr5" draw:text-style-name="P2" xml:id="id9" draw:id="id9" draw:layer="layout" svg:width="4.15cm" svg:height="1.9cm" svg:x="10.29cm" svg:y="3.7cm">
          <text:p text:style-name="P1">Fabricante <text:line-break/>de empaques</text:p>
          <draw:enhanced-geometry svg:viewBox="0 0 21600 21600" draw:type="rectangle" draw:enhanced-path="M 0 0 L 21600 0 21600 21600 0 21600 0 0 Z N"/>
        </draw:custom-shape>
        <draw:custom-shape draw:style-name="gr5" draw:text-style-name="P2" xml:id="id8" draw:id="id8" draw:layer="layout" svg:width="4.15cm" svg:height="1.9cm" svg:x="5.34cm" svg:y="3.7cm">
          <text:p text:style-name="P1">Fabricante <text:line-break/>de papel</text:p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3.2cm" svg:height="1.3cm" svg:x="1.24cm" svg:y="4cm">
          <text:p text:style-name="P1">Maderera</text:p>
          <draw:enhanced-geometry svg:viewBox="0 0 21600 21600" draw:type="rectangle" draw:enhanced-path="M 0 0 L 21600 0 21600 21600 0 21600 0 0 Z N"/>
        </draw:custom-shape>
        <draw:custom-shape draw:style-name="gr5" draw:text-style-name="P2" xml:id="id5" draw:id="id5" draw:layer="layout" svg:width="4.15cm" svg:height="1.9cm" svg:x="1.34cm" svg:y="11.55cm">
          <text:p text:style-name="P1">Fabricante <text:line-break/>de químicos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5.49cm" svg:y1="12.5cm" svg:x2="6.44cm" svg:y2="12.5cm" draw:start-shape="id5" draw:start-glue-point="1" draw:end-shape="id6" draw:end-glue-point="3" svg:d="M5490 12500h950" svg:viewBox="0 0 951 1">
          <text:p/>
        </draw:connector>
        <draw:connector draw:style-name="gr2" draw:text-style-name="P3" draw:layer="layout" draw:type="line" svg:x1="4.44cm" svg:y1="4.65cm" svg:x2="5.34cm" svg:y2="4.65cm" draw:start-shape="id7" draw:start-glue-point="1" draw:end-shape="id8" draw:end-glue-point="3" svg:d="M4440 4650h900" svg:viewBox="0 0 901 1">
          <text:p/>
        </draw:connector>
        <draw:connector draw:style-name="gr2" draw:text-style-name="P3" draw:layer="layout" draw:type="line" svg:x1="9.49cm" svg:y1="4.65cm" svg:x2="10.29cm" svg:y2="4.65cm" draw:start-shape="id8" draw:start-glue-point="1" draw:end-shape="id9" draw:end-glue-point="3" svg:d="M9490 4650h800" svg:viewBox="0 0 801 1">
          <text:p/>
        </draw:connector>
        <draw:connector draw:style-name="gr2" draw:text-style-name="P3" draw:layer="layout" draw:type="line" svg:x1="12.365cm" svg:y1="5.6cm" svg:x2="12.365cm" svg:y2="8cm" draw:start-shape="id9" draw:start-glue-point="2" draw:end-shape="id4" draw:end-glue-point="0" svg:d="M12365 5600v2400" svg:viewBox="0 0 1 2401">
          <text:p/>
        </draw:connector>
        <draw:connector draw:style-name="gr2" draw:text-style-name="P3" draw:layer="layout" draw:type="line" svg:x1="10.34cm" svg:y1="12.5cm" svg:x2="12.365cm" svg:y2="9.3cm" draw:start-shape="id6" draw:start-glue-point="1" draw:end-shape="id4" draw:end-glue-point="2" svg:d="M10340 12500l2025-3200" svg:viewBox="0 0 2026 3201">
          <text:p/>
        </draw:connector>
        <draw:connector draw:style-name="gr2" draw:text-style-name="P3" draw:layer="layout" draw:type="line" svg:x1="3.415cm" svg:y1="11.55cm" svg:x2="10.765cm" svg:y2="8.65cm" draw:start-shape="id5" draw:start-glue-point="0" draw:end-shape="id4" draw:end-glue-point="3" svg:d="M3415 11550l7350-2900" svg:viewBox="0 0 7351 2901">
          <text:p/>
        </draw:connector>
        <draw:custom-shape draw:style-name="gr6" draw:text-style-name="P4" draw:layer="layout" svg:width="13.4cm" svg:height="1.6cm" svg:x="13.3cm" svg:y="1.6cm">
          <text:p text:style-name="P1">Cadena de suministro simplificada del jabón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hatch draw:name="Black_20_0_20_Degrees" draw:display-name="Black 0 Degrees" draw:style="single" draw:color="#000000" draw:distance="0.102cm" draw:rotation="0"/>
    <draw:hatch draw:name="Red_20_Crossed_20_45_20_Degrees" draw:display-name="Red Crossed 45 Degrees" draw:style="double" draw:color="#800000" draw:distance="0.076cm" draw:rotation="450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MX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5-19T15:37:14.110683874</meta:creation-date>
    <dc:date>2020-05-19T15:55:25.307905701</dc:date>
    <meta:editing-duration>PT5M45S</meta:editing-duration>
    <meta:editing-cycles>2</meta:editing-cycles>
    <meta:generator>LibreOffice/6.3.6.2$Linux_X86_64 LibreOffice_project/30$Build-2</meta:generator>
    <meta:document-statistic meta:object-count="19"/>
  </office:meta>
</office:document-meta>
</file>